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6.537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2" style:family="table-cell" style:parent-style-name="Default" style:data-style-name="N0">
      <style:table-cell-properties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5" style:family="table-cell" style:parent-style-name="Default" style:data-style-name="N0">
      <style:table-cell-properties fo:background-color="#ffff00" fo:wrap-option="wrap" style:vertical-align="middle"/>
      <style:text-properties style:font-name="맑은 고딕1" fo:font-size="11pt" style:font-name-asian="맑은 고딕3" style:font-size-asian="11pt" style:font-name-complex="맑은 고딕3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맑은 고딕" fo:font-size="10pt" style:font-name-asian="맑은 고딕" style:font-size-asian="10pt" style:font-name-complex="맑은 고딕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5" office:value-type="string" calcext:value-type="string">
            <text:p>파라미터</text:p>
          </table:table-cell>
          <table:table-cell table:style-name="ce1" office:value-type="string" calcext:value-type="string">
            <text:p>반환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/>
          <table:table-cell table:style-name="Default" table:number-columns-repeated="16377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nt, passwor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5" table:number-rows-repeated="1048547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00/00/00</text:date>, <text:time style:data-style-name="N2" text:time-value="20:24:05.181196648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5-08T18:37:18Z</meta:creation-date>
    <dc:date>2025-05-12T22:26:04.144338944</dc:date>
    <meta:editing-cycles>57</meta:editing-cycles>
    <meta:editing-duration>PT10H24M5S</meta:editing-duration>
    <meta:document-statistic meta:table-count="1" meta:cell-count="112" meta:object-count="0"/>
  </office:meta>
</office:document-meta>
</file>